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Lucidasans1" svg:font-family="Lucidasans"/>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fo:color="#000000"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remos elaborar un cuaderno de campo digital que nos permita informatizar cada una de las citas de elementos naturales de interés que encontremos cada vez que salimos al campo. Las salidas al campo que realizamos no están sujetas a transectos ni puntos de muestreo concretos. Salimos de paseo sin seguir una ruta fija. Se puede definir un contacto como el evento de encontrar algo que nos interesa. Cada contacto se caracteriza por su ubicación en el espacio (expresado en coordenadas UTM). Además, para cada contacto registramos la fecha/hora, el tipo de contacto (rastro, huella, presencia del organismo, indicio y excrementos) y unos comentarios libres. Por último, cada contacto se refiere a una o a varias espe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Blas Benito</meta:initial-creator>
    <meta:creation-date>2008-05-28T11:44:40</meta:creation-date>
    <meta:editing-cycles>1</meta:editing-cycles>
    <meta:editing-duration>PT00H00M14S</meta:editing-duration>
    <meta:document-statistic meta:table-count="0" meta:image-count="0" meta:object-count="0" meta:page-count="1" meta:paragraph-count="1" meta:word-count="116" meta:character-count="722"/>
    <dc:date>2010-12-10T12:17:44</dc:date>
    <meta:user-defined meta:name="Info 1"/>
    <meta:user-defined meta:name="Info 2"/>
    <meta:user-defined meta:name="Info 3"/>
    <meta:user-defined meta:name="Info 4"/>
  </office:meta>
</office:document-meta>
</file>